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Mod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odule.get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odule.JarModule( ModuleRevisionId mrid , File 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Module.getM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